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font-name-complex="Calibri" fo:color="#000000"/>
    </style:style>
    <style:style style:name="P3" style:parent-style-name="Normal" style:family="paragraph">
      <style:text-properties style:font-name-complex="Calibri" fo:color="#000000"/>
    </style:style>
    <style:style style:name="P4" style:parent-style-name="Normal" style:family="paragraph">
      <style:text-properties style:font-name-complex="Calibri" fo:color="#000000"/>
    </style:style>
    <style:style style:name="P5" style:parent-style-name="Normal" style:family="paragraph">
      <style:text-properties style:font-name-complex="Calibri" fo:color="#000000"/>
    </style:style>
    <style:style style:name="P6" style:parent-style-name="Normal" style:family="paragraph">
      <style:text-properties style:font-name-complex="Calibri" fo:color="#000000"/>
    </style:style>
    <style:style style:name="P7" style:parent-style-name="Normal" style:family="paragraph">
      <style:text-properties style:font-name-complex="Calibri" fo:color="#000000"/>
    </style:style>
    <style:style style:name="P8" style:parent-style-name="Normal" style:family="paragraph">
      <style:text-properties style:font-name-complex="Calibri" fo:color="#000000"/>
    </style:style>
    <style:style style:name="P9" style:parent-style-name="Normal" style:family="paragraph">
      <style:text-properties style:font-name-complex="Calibri" fo:color="#000000"/>
    </style:style>
    <style:style style:name="P10" style:parent-style-name="Normal" style:family="paragraph">
      <style:text-properties style:font-name-complex="Calibri" fo:color="#000000"/>
    </style:style>
    <style:style style:name="P11" style:parent-style-name="Normal" style:family="paragraph">
      <style:text-properties style:font-name-complex="Calibri" fo:color="#000000"/>
    </style:style>
    <style:style style:name="P12" style:parent-style-name="Normal" style:family="paragraph">
      <style:text-properties style:font-name-complex="Calibri" fo:color="#000000"/>
    </style:style>
    <style:style style:name="P13" style:parent-style-name="Normal" style:family="paragraph">
      <style:text-properties style:font-name-complex="Calibri" fo:color="#000000"/>
    </style:style>
    <style:style style:name="P14" style:parent-style-name="Normal" style:family="paragraph">
      <style:text-properties style:font-name-complex="Calibri" fo:color="#000000"/>
    </style:style>
    <style:style style:name="P15" style:parent-style-name="Normal" style:family="paragraph">
      <style:text-properties style:font-name-complex="Calibri" fo:color="#000000"/>
    </style:style>
    <style:style style:name="P16" style:parent-style-name="Normal" style:family="paragraph">
      <style:text-properties style:font-name-complex="Calibri" fo:color="#000000"/>
    </style:style>
    <style:style style:name="P17" style:parent-style-name="Normal" style:family="paragraph">
      <style:text-properties style:font-name-complex="Calibri" fo:color="#000000"/>
    </style:style>
  </office:automatic-styles>
  <office:body>
    <office:text text:use-soft-page-breaks="true">
      <text:p text:style-name="P1">MY 2020/2021 OBJECTIVES</text:p>
      <text:p text:style-name="Normal">First of all, my primordial objective is to finish this last course well and to do Good practice, and from there looking for a jobo or also to do the second year of DAM.<text:s/></text:p>
      <text:p text:style-name="Normal">And on the other hand it’s try to get<text:s/>the english B1 level.</text:p>
      <text:p text:style-name="Normal"/>
      <text:p text:style-name="Normal"/>
      <text:p text:style-name="P2">Exercice 1</text:p>
      <text:p text:style-name="P3">1.Which modelo f monitors is the most expensive? 4763-223<text:s/></text:p>
      <text:p text:style-name="P4">2.How many models of networks cables did the company? 45<text:s/></text:p>
      <text:p text:style-name="P5">3.Which type of cables are the cheapest to replace? Network cables<text:s/></text:p>
      <text:p text:style-name="P6">4.What was purchased from a company in Vietnam? 4763-223<text:s/></text:p>
      <text:p text:style-name="P7">5.From which country were the power cables bought? Taiwan<text:s/></text:p>
      <text:p text:style-name="P8">6.Which monitors were bought frist? 573-l3<text:s/></text:p>
      <text:p text:style-name="P9">7.How many months’ warrenty do the 5735-221 monitors have? 36</text:p>
      <text:p text:style-name="P10"/>
      <text:p text:style-name="P11">Exercice 2</text:p>
      <text:p text:style-name="P12">1. True</text:p>
      <text:p text:style-name="P13">2. True</text:p>
      <text:p text:style-name="P14">3. False</text:p>
      <text:p text:style-name="P15">4. True</text:p>
      <text:p text:style-name="P16">5. True</text:p>
      <text:p text:style-name="P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ichsa@outlook.es</meta:initial-creator>
    <dc:creator>dichsa@outlook.es</dc:creator>
    <meta:creation-date>2020-09-17T08:28:00Z</meta:creation-date>
    <dc:date>2020-09-17T09:06:00Z</dc:date>
    <meta:template xlink:href="Normal" xlink:type="simple"/>
    <meta:editing-cycles>2</meta:editing-cycles>
    <meta:editing-duration>PT1980S</meta:editing-duration>
    <meta:document-statistic meta:page-count="1" meta:paragraph-count="1" meta:word-count="112" meta:character-count="729" meta:row-count="5" meta:non-whitespace-character-count="618"/>
  </office:meta>
</office:document-meta>
</file>